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HIS FOES (1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AND HIS FOES (16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man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nial (1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denial (16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would not do (16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will not do (16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SUS AND HIS FOES (16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ir demand (1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denial (16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MATTHEW 1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SUS AND HIS FOES (16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SUS AND HIS FOLLOWERS (16:5-2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JESUS AND HIS FOLLOWERS (16:5-2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reminder (16:5-12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revelation (16:13-2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-title-Title-Slide" presentation:presentation-page-layout-name="Master1-PPL1" draw:id="Slide-262">
        <draw:frame draw:id="id95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The revelation (16:13-21)<text:s text:c="1"/></text:span><text:span text:style-name="a517" text:class-names=""/></text:p>
          </draw:text-box>
          <svg:title/>
          <svg:desc/>
        </draw:frame>
        <draw:frame draw:id="id96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he probing by Christ (16:13-17)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probing by Christ (16:13-17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quest (16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umors (16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cognition (16:15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recognition (16:15-17):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Peter says (16:15-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y Peter says it (16: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probing by Christ (16:13-17)<text:s text:c="1"/></text:span><text:span text:style-name="a560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quest (16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umors (16:1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cognition (16:15-1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revelation (16:13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bing by Christ (16:13-1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 by Christ (16:18-1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 by Christ (16:18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announcement (16:1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authority (16:1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authority (16:19):<text:s text:c="1"/></text:span><text:span text:style-name="a608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rohibition by Christ (16: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assion of Christ (16:2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mise by Christ (16:18-19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nnouncement (16:1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uthority (16:1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revelation (16:13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robing by Christ (16:13-1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mise by Christ (16:18-1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JESUS AND HIS FOLLOWERS (16:5-28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reminder (16:5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revelation (16:13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rebuk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rebuk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eter rebukes Jesus (16: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Jesus rebukes Satan (16: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ESUS AND HIS FOLLOWERS (16:5-28)<text:s text:c="1"/></text:span><text:span text:style-name="a686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reminder (16:5-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revelation (16:13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bukes (16:22-23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quirements (16:24-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rewards (16:27-28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rewards (16:27-28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eneral rewards to all of Jesus' disciples (16: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Specific reward to three of Jesus' disciples (16:2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0" draw:style-name="a723" draw:master-page-name="Master1-Layout12-tx-Title-and-Text" presentation:presentation-page-layout-name="Master1-PPL12" draw:id="Slide-275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JESUS AND HIS FOLLOWERS (16:5-28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reminder (16:5-1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velation (16:13-2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rebukes (16:22-23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requirements (16:24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rewards (16:27-2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1" draw:style-name="a747" draw:master-page-name="Master1-Layout12-tx-Title-and-Text" presentation:presentation-page-layout-name="Master1-PPL12" draw:id="Slide-276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MATTHEW 16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JESUS AND HIS FOES (16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JESUS AND HIS FOLLOWERS (16:5-28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6</dc:title>
    <meta:initial-creator>David STRICKLAND</meta:initial-creator>
    <dc:creator>David STRICKLAND</dc:creator>
    <meta:creation-date>2020-02-22T17:36:02Z</meta:creation-date>
    <dc:date>2020-02-22T17:36:03Z</dc:date>
    <meta:template xlink:href="BibleStudy" xlink:type="simple"/>
    <meta:editing-cycles>1</meta:editing-cycles>
    <meta:editing-duration>PT0S</meta:editing-duration>
    <meta:document-statistic meta:paragraph-count="70" meta:word-count="464"/>
  </office:meta>
</office:document-meta>
</file>